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4.7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User Stories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2" table:default-cell-style-name="ce13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3" table:default-cell-style-name="ce2"/>
        <table:table-column table:style-name="co5" table:default-cell-style-name="ce2"/>
        <table:table-column table:style-name="co2" table:number-columns-repeated="16372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12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 dev branch and begin using it.</text:p>
          </table:table-cell>
          <table:table-cell table:style-name="ce2" office:value-type="string" calcext:value-type="string">
            <text:p>Make a dev branch and begin using it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2"/>
          <table:table-cell office:value-type="string" calcext:value-type="string">
            <text:p>Switched from Podman to Docker to reduce effort.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6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Delete the main branch</text:p>
          </table:table-cell>
          <table:table-cell office:value-type="string" calcext:value-type="string">
            <text:p>Delete the main branch from GitHub to reduce confusion, since I’m using master as defualt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1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Package site as mobile icon</text:p>
          </table:table-cell>
          <table:table-cell office:value-type="string" calcext:value-type="string">
            <text:p>Figure out how to make the application look like a native app on mobil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2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README.md files</text:p>
          </table:table-cell>
          <table:table-cell table:style-name="ce2" office:value-type="string" calcext:value-type="string">
            <text:p>Update README.md files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7_1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vestigate dynamic form libraries</text:p>
          </table:table-cell>
          <table:table-cell table:style-name="ce2" office:value-type="string" calcext:value-type="string">
            <text:p>The intent is to be able to easily change the forms, probably be able to have versions of forms specific to certain customers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7_2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Containerize the API and the UI</text:p>
          </table:table-cell>
          <table:table-cell table:style-name="ce2" office:value-type="string" calcext:value-type="string">
            <text:p>Containerize the API and the UI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7_3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, API, D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Build a dashboard page</text:p>
          </table:table-cell>
          <table:table-cell office:value-type="string" calcext:value-type="string">
            <text:p>Display status of all jobs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7_4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, API, 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Multiple contacts per own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50327_5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, API, 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bility to add notes to an aircraft.</text:p>
          </table:table-cell>
          <table:table-cell office:value-type="string" calcext:value-type="string">
            <text:p>These are mechanic notes that will not go in the logs, but provide history that can be helpful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250327_6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, API, 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se FAA API for aircraft and owner info</text:p>
          </table:table-cell>
          <table:table-cell office:value-type="string" calcext:value-type="string">
            <text:p>When adding an aircraft to the system, look-up by tail number and query API for aircraft and owner data. <text:s/>Allow user to approve as-is, or modify, or drop and enter manually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0250327_7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llow mobile user to scan bar codes</text:p>
          </table:table-cell>
          <table:table-cell office:value-type="string" calcext:value-type="string">
            <text:p>A user on a tablet or phone should be able to scan a bar code or QR code on a part, and add that <text:s/>part to the work order he has open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250327_8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llow mobile user to scan bar code on plane</text:p>
          </table:table-cell>
          <table:table-cell office:value-type="string" calcext:value-type="string">
            <text:p>Mechanics should be able to scan themselves in/out of work on a plane, for accurate time keeping. <text:s/>Also allows the software to know which plane and workorder to log parts agains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50327_9</text:p>
          </table:table-cell>
          <table:table-cell office:value-type="string" calcext:value-type="string">
            <text:p>2025/03/27</text:p>
          </table:table-cell>
          <table:table-cell office:value-type="string" calcext:value-type="string">
            <text:p>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White Labeling</text:p>
          </table:table-cell>
          <table:table-cell office:value-type="string" calcext:value-type="string">
            <text:p>Branding per customer.</text:p>
          </table:table-cell>
          <table:table-cell table:number-columns-repeated="16376"/>
        </table:table-row>
        <table:table-row table:style-name="ro1" table:number-rows-repeated="104854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Ideas" table:style-name="ta1">
        <table:table-column table:style-name="co2" table:default-cell-style-name="ce19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6380" table:default-cell-style-name="Default"/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string" calcext:value-type="string">
            <text:p>Description</text:p>
          </table:table-cell>
          <table:table-cell table:style-name="ce18" table:number-columns-repeated="16380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string" calcext:value-type="string">
            <text:p>mtur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ow for forms to be customized from common templates, per customer.</text:p>
          </table:table-cell>
          <table:table-cell table:number-columns-repeated="16380"/>
        </table:table-row>
        <table:table-row table:style-name="ro1">
          <table:table-cell office:value-type="date" office:date-value="2025-03-25" calcext:value-type="date">
            <text:p>03/25/25</text:p>
          </table:table-cell>
          <table:table-cell office:value-type="string" calcext:value-type="string">
            <text:p>Mike @ Ac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R or Bar code on the plane. <text:s/>Mechanic scans in/out so we can track time.</text:p>
          </table:table-cell>
          <table:table-cell table:number-columns-repeated="16380"/>
        </table:table-row>
        <table:table-row table:style-name="ro1">
          <table:table-cell office:value-type="date" office:date-value="2025-03-25" calcext:value-type="date">
            <text:p>03/25/25</text:p>
          </table:table-cell>
          <table:table-cell office:value-type="string" calcext:value-type="string">
            <text:p>Mike @ Ac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shboard panel that shows status of parts for job. <text:s/>Pre-order, ordered, in-route, arrived. <text:s/>Don’t put the plane in a ready-for-work status until parts have arrived.</text:p>
          </table:table-cell>
          <table:table-cell table:number-columns-repeated="16380"/>
        </table:table-row>
        <table:table-row table:style-name="ro1">
          <table:table-cell office:value-type="date" office:date-value="2025-03-25" calcext:value-type="date">
            <text:p>03/25/25</text:p>
          </table:table-cell>
          <table:table-cell office:value-type="string" calcext:value-type="string">
            <text:p>Mike @ A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job should be associated with a parts “kit” that includes everything needed for that job.</text:p>
          </table:table-cell>
          <table:table-cell table:number-columns-repeated="16380"/>
        </table:table-row>
        <table:table-row table:style-name="ro1">
          <table:table-cell office:value-type="date" office:date-value="2025-03-25" calcext:value-type="date">
            <text:p>03/25/25</text:p>
          </table:table-cell>
          <table:table-cell office:value-type="string" calcext:value-type="string">
            <text:p>mtur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ts that need to be ordered could be bundled up by vendor, and possibly integrate with vendor’s ordering system.</text:p>
          </table:table-cell>
          <table:table-cell table:number-columns-repeated="16380"/>
        </table:table-row>
      </table:table>
      <table:named-expressions/>
      <table:database-ranges>
        <table:database-range table:name="__Anonymous_Sheet_DB__0" table:target-range-address="'User Stories'.A1:'User Stories'.L18">
          <table:sort>
            <table:sort-by table:field-number="8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9:33:56.623076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7T21:27:57.632858607</dc:date>
    <meta:editing-duration>PT11H37M52S</meta:editing-duration>
    <meta:editing-cycles>37</meta:editing-cycles>
    <meta:generator>LibreOffice/24.8.5.2$Linux_X86_64 LibreOffice_project/27b361b745d0ea8f99bc93dfcb7a39098dfa5fff</meta:generator>
    <meta:document-statistic meta:table-count="2" meta:cell-count="267" meta:object-count="0"/>
  </office:meta>
</office:document-meta>
</file>